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82.71pt"/>
    </style:style>
    <style:style style:name="co8" style:family="table-column">
      <style:table-column-properties fo:break-before="auto" style:column-width="172.91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424.06pt"/>
    </style:style>
    <style:style style:name="co13" style:family="table-column">
      <style:table-column-properties fo:break-before="auto" style:column-width="240.04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380.55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407927"/>
    </style:style>
    <style:style style:name="ce29" style:family="table-cell" style:parent-style-name="Default">
      <style:table-cell-properties fo:background-color="#c2e0ae"/>
    </style:style>
    <style:style style:name="ce30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70a" style:text-underline-style="none" style:text-underline-color="font-color"/>
    </style:style>
    <style:style style:name="T4" style:family="text">
      <style:text-properties fo:color="#ed1c24"/>
    </style:style>
    <style:style style:name="T5" style:family="text">
      <style:text-properties fo:color="#407927"/>
    </style:style>
    <style:style style:name="T6" style:family="text">
      <style:text-properties fo:color="#407927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11" style:family="text">
      <style:text-properties fo:color="#ba131a"/>
    </style:style>
    <style:style style:name="T12" style:family="text">
      <style:text-properties fo:color="#579835"/>
    </style:style>
    <style:style style:name="T13" style:family="text">
      <style:text-properties fo:color="#94070a" fo:font-style="italic" style:font-style-asian="italic" style:font-style-complex="italic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15" style:family="text">
      <style:text-properties fo:color="#ef413d" fo:font-weight="bold" style:font-weight-asian="bold" style:font-weight-complex="bold"/>
    </style:style>
    <style:style style:name="T16" style:family="text">
      <style:text-properties fo:color="#579835" fo:font-weight="bold" style:font-weight-asian="bold" style:font-weight-complex="bold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Default"/>
        <table:table-row table:style-name="ro6">
          <table:table-cell office:value-type="string" calcext:value-type="string">
            <text:p>pas de lien inscription (lien bleu)</text:p>
          </table:table-cell>
        </table:table-row>
        <table:table-row table:style-name="ro6">
          <table:table-cell office:value-type="string" calcext:value-type="string">
            <text:p>Producteur.e (singulier) Producteurs.es (pluriel) </text:p>
          </table:table-cell>
        </table:table-row>
        <table:table-row table:style-name="ro6">
          <table:table-cell office:value-type="string" calcext:value-type="string">
            <text:p>Référencé.e (même principe).</text:p>
          </table:table-cell>
        </table:table-row>
        <table:table-row table:style-name="ro6">
          <table:table-cell office:value-type="string" calcext:value-type="string">
            <text:p>Dans le teste page index pour inscription placer <text:span text:style-name="T1">(CET)</text:span><text:span text:style-name="T2"> après castillon en transition.</text:span></text:p>
          </table:table-cell>
        </table:table-row>
        <table:table-row table:style-name="ro6">
          <table:table-cell office:value-type="string" calcext:value-type="string">
            <text:p>Porte <text:span text:style-name="T1">ce </text:span><text:span text:style-name="T2">projet de dévelopement.</text:span></text:p>
          </table:table-cell>
        </table:table-row>
        <table:table-row table:style-name="ro6">
          <table:table-cell table:style-name="ce18" office:value-type="string" calcext:value-type="string">
            <text:p><text:span text:style-name="T1">C</text:span>ircuits <text:span text:style-name="T1">A</text:span>limentaires <text:span text:style-name="T1">L</text:span>ocaux <text:span text:style-name="T1">(CAL)</text:span></text:p>
          </table:table-cell>
        </table:table-row>
        <table:table-row table:style-name="ro6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6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6">
          <table:table-cell office:value-type="string" calcext:value-type="string">
            <text:p>Cet annuaire sera diffusé<text:span text:style-name="T3">e</text:span></text:p>
          </table:table-cell>
        </table:table-row>
        <table:table-row table:style-name="ro6">
          <table:table-cell table:style-name="ce20" office:value-type="string" calcext:value-type="string">
            <text:p>une version papier <text:span text:style-name="T4">(pas flyer)</text:span></text:p>
          </table:table-cell>
        </table:table-row>
        <table:table-row table:style-name="ro6">
          <table:table-cell office:value-type="string" calcext:value-type="string">
            <text:p>Bas de page : nous sommes une <text:span text:style-name="T4">Organisation</text:span> Association à but non lucratif</text:p>
          </table:table-cell>
        </table:table-row>
        <table:table-row table:style-name="ro6">
          <table:table-cell office:value-type="string" calcext:value-type="string">
            <text:p>À Castillon, Tiers Lieu : une épicerie bio <text:span text:style-name="T4">coopérative </text:span><text:span text:style-name="T5">participative</text:span>, un café associatif, un espace de création et de travail partagé.</text:p>
          </table:table-cell>
        </table:table-row>
        <table:table-row table:style-name="ro6">
          <table:table-cell office:value-type="string" calcext:value-type="string">
            <text:p>Nous sommes actif<text:span text:style-name="T5">s</text:span> sur Facebook !</text:p>
          </table:table-cell>
        </table:table-row>
        <table:table-row table:style-name="ro6">
          <table:table-cell office:value-type="string" calcext:value-type="string">
            <text:p>P1 !!!! Fix<text:span text:style-name="T6">e</text:span></text:p>
          </table:table-cell>
        </table:table-row>
        <table:table-row table:style-name="ro6">
          <table:table-cell office:value-type="string" calcext:value-type="string">
            <text:p>P1 : nom <text:span text:style-name="T4">commercial</text:span> de la ferme.</text:p>
          </table:table-cell>
        </table:table-row>
        <table:table-row table:style-name="ro6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6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6">
          <table:table-cell office:value-type="string" calcext:value-type="string">
            <text:p>P1 : I<text:span text:style-name="T4">n</text:span><text:span text:style-name="T7">s</text:span>tagram</text:p>
          </table:table-cell>
        </table:table-row>
        <table:table-row table:style-name="ro6">
          <table:table-cell office:value-type="string" calcext:value-type="string">
            <text:p>P1 : Instagram</text:p>
          </table:table-cell>
        </table:table-row>
        <table:table-row table:style-name="ro6">
          <table:table-cell office:value-type="string" calcext:value-type="string">
            <text:p>P1 : Producteur d'algues<text:span text:style-name="T4">0001</text:span></text:p>
          </table:table-cell>
        </table:table-row>
        <table:table-row table:style-name="ro6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6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6">
          <table:table-cell table:style-name="ce29" office:value-type="string" calcext:value-type="string">
            <text:p>P2 : Renseignez <text:span text:style-name="T5">les</text:span> lieux de distribution ou de vente : </text:p>
          </table:table-cell>
        </table:table-row>
        <table:table-row table:style-name="ro6">
          <table:table-cell table:style-name="ce30" office:value-type="string" calcext:value-type="string">
            <text:p>* : lieux de dist : Marches (idem que drive &gt;&gt; adr et jours).</text:p>
          </table:table-cell>
        </table:table-row>
        <table:table-row table:style-name="ro6">
          <table:table-cell table:style-name="ce29" office:value-type="string" calcext:value-type="string">
            <text:p>Page solidarité : entraide<text:span text:style-name="T4"> et</text:span> coup de main </text:p>
          </table:table-cell>
        </table:table-row>
        <table:table-row table:style-name="ro6">
          <table:table-cell table:style-name="ce29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</table:table-row>
        <table:table-row table:style-name="ro6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6">
          <table:table-cell table:style-name="ce29" office:value-type="string" calcext:value-type="string">
            <text:p>Modal :  nous avons besoin<text:span text:style-name="T11">s</text:span> de v</text:p>
          </table:table-cell>
        </table:table-row>
        <table:table-row table:style-name="ro6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6">
          <table:table-cell table:style-name="ce24" office:value-type="string" calcext:value-type="string">
            <text:p>Nous utiliserons votre contact pour vous faire part des suggestions suivantes :</text:p>
          </table:table-cell>
        </table:table-row>
        <table:table-row table:style-name="ro6">
          <table:table-cell table:style-name="ce32" office:value-type="string" calcext:value-type="string">
            <text:p>Notre projet vous est expliqué <text:span text:style-name="T12">Voici notre projet (Circuits A L)</text:span></text:p>
          </table:table-cell>
        </table:table-row>
        <table:table-row table:style-name="ro6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6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6">
          <table:table-cell table:style-name="ce29" office:value-type="string" calcext:value-type="string">
            <text:p>Bas de page &gt;&gt; supprimer <text:span text:style-name="T13">Qui nous sommes :</text:span></text:p>
          </table:table-cell>
        </table:table-row>
        <table:table-row table:style-name="ro6">
          <table:table-cell table:style-name="ce29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recette v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79"/>
        <table:table-column table:style-name="co13" table:default-cell-style-name="ce58"/>
        <table:table-column table:style-name="co6" table:default-cell-style-name="Default"/>
        <table:table-column table:style-name="co14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7" office:value-type="string" calcext:value-type="string">
            <text:p>En cous de tests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8">Garantit </text:span><text:span text:style-name="T14">FAIT</text:span></text:p>
            <text:p/>
            <text:p>vos clients ( vos consommateurs) : <text:span text:style-name="T15">??????</text:span></text:p>
            <text:p/>
            <text:p><text:span text:style-name="T8">InformationS au pluriel </text:span><text:span text:style-name="T14">FAIT</text:span></text:p>
            <text:p/>
            <text:p><text:span text:style-name="T8">Nom de la ferme ( supprimer commercial) </text:span><text:span text:style-name="T14">FAIT</text:span></text:p>
            <text:p/>
            <text:p>Cagette.net : à déplacer dans la zone de commercialisation</text:p>
            <text:p/>
            <text:p><text:span text:style-name="T8">zone sur les outils digitaux : à dérouler : </text:span><text:span text:style-name="T14">FAIT</text:span></text:p>
            <text:p/>
            <text:p><text:span text:style-name="T8">Vos activités ( au pluriel) </text:span><text:span text:style-name="T14">FAIT</text:span></text:p>
            <text:p/>
            <text:p>supprimer "organisme certificateur bio" : <text:span text:style-name="T16">FAIT</text:span></text:p>
            <text:p/>
            <text:p><text:span text:style-name="T8">mettre en gras "plein champ" et "serre" </text:span><text:span text:style-name="T14">FAIT</text:span></text:p>
            <text:p/>
            <text:p>Pour mieux vous connaître (ces informations sont confidentielles) : ( sondage) <text:span text:style-name="T16">FAIT</text:span></text:p>
            <text:p/>
            <text:p>vous êtes installés x hors cadre familial .... précisez : ...…<text:span text:style-name="T15"> ne peux être automatisé pour l’instant.</text:span></text:p>
            <text:p/>
            <text:p><text:span text:style-name="T8">formation agricole : précisez : .… </text:span><text:span text:style-name="T17"> ne peux être automatisé pour l’instant.</text:span></text:p>
            <text:p/>
            <text:p/>
            <text:p><text:span text:style-name="T8">d'une aide à la reconversion précisez : ....  </text:span><text:span text:style-name="T17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5">les</text:span> lieux de distribution ou de vente :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4"> et</text:span> coup de main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11">s</text:span> de v (modale P1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ce24" office:value-type="string" calcext:value-type="string">
            <text:p>Notre projet vous est expliqué <text:span text:style-name="T12">Voici notre projet (Circuits A L)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13">Qui nous sommes :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table:number-columns-repeated="5"/>
          <table:table-cell office:value-type="string" calcext:value-type="string">
            <text:p>test many sync users for session colisions (atleast 3)</text:p>
          </table:table-cell>
          <table:table-cell table:number-columns-repeated="1018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5" table:default-cell-style-name="ce84"/>
        <table:table-column table:style-name="co16" table:default-cell-style-name="Default"/>
        <table:table-column table:style-name="co17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8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08:10:43.353427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5T08:40:41.490565876</dc:date>
    <meta:editing-duration>P1DT12H39M39S</meta:editing-duration>
    <meta:editing-cycles>216</meta:editing-cycles>
    <meta:generator>LibreOffice/6.0.7.3$Linux_X86_64 LibreOffice_project/00m0$Build-3</meta:generator>
    <meta:document-statistic meta:table-count="5" meta:cell-count="519" meta:object-count="0"/>
  </office:meta>
</office:document-meta>
</file>